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ff" draw:textarea-horizontal-align="justify" draw:textarea-vertical-align="middle" draw:auto-grow-height="false" fo:min-height="2.431cm" fo:min-width="4.131cm"/>
      <style:paragraph-properties style:writing-mode="lr-tb"/>
    </style:style>
    <style:style style:name="gr2" style:family="graphic" style:parent-style-name="standard">
      <style:graphic-properties draw:fill-color="#cc00cc" draw:textarea-horizontal-align="justify" draw:textarea-vertical-align="middle" draw:auto-grow-height="false" fo:min-height="2.431cm" fo:min-width="4.131cm"/>
      <style:paragraph-properties style:writing-mode="lr-tb"/>
    </style:style>
    <style:style style:name="gr3" style:family="graphic" style:parent-style-name="standard">
      <style:graphic-properties draw:fill-color="#ff9999" draw:textarea-horizontal-align="justify" draw:textarea-vertical-align="middle" draw:auto-grow-height="false" fo:min-height="2.431cm" fo:min-width="4.131cm"/>
      <style:paragraph-properties style:writing-mode="lr-tb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2.431cm" fo:min-width="4.131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66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cc00cc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9999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3399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8" style:family="paragraph">
      <style:text-properties fo:font-style="italic"/>
    </style:style>
    <style:style style:name="P9" style:family="paragraph">
      <loext:graphic-properties draw:fill="none" draw:fill-color="#ffffff"/>
      <style:text-properties fo:font-size="15pt" fo:font-style="italic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631cm" svg:height="2.681cm" svg:x="4.424cm" svg:y="5.326cm">
          <text:p text:style-name="P1"><text:span text:style-name="T1">Split by one predictor, or all possible combinations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631cm" svg:height="2.681cm" svg:x="10.624cm" svg:y="1.826cm">
          <text:p text:style-name="P1"><text:span text:style-name="T1">Test for a significant inter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631cm" svg:height="2.681cm" svg:x="2.024cm" svg:y="9.326cm">
          <text:p text:style-name="P1"><text:span text:style-name="T1">Split data in two by the unimportant predi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4.631cm" svg:height="2.681cm" svg:x="14.924cm" svg:y="13.276cm">
          <text:p text:style-name="P1"><text:span text:style-name="T1">Multivariate post-hocs of main effec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.631cm" svg:height="2.681cm" svg:x="2.024cm" svg:y="13.276cm">
          <text:p text:style-name="P1"><text:span text:style-name="T1">Multivariate post-hocs between levels of important predi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631cm" svg:height="2.681cm" svg:x="2.024cm" svg:y="17.276cm">
          <text:p text:style-name="P6"><text:span text:style-name="T1">Multivariate post-hocs between levels of important predi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4.631cm" svg:height="2.681cm" svg:x="14.924cm" svg:y="17.276cm">
          <text:p text:style-name="P1"><text:span text:style-name="T1">Univariate post-hocs of main effects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5.255cm" svg:y1="3.166cm" svg:x2="17.239cm" svg:y2="13.276cm" draw:start-shape="id1" draw:start-glue-point="1" draw:end-shape="id2" draw:end-glue-point="0" svg:d="M15255 3166h1984v10110" svg:viewBox="0 0 1985 10111">
          <text:p text:style-name="P1"><text:span text:style-name="T2"/></text:p>
        </draw:connector>
        <draw:connector draw:style-name="gr6" draw:text-style-name="P7" draw:layer="layout" draw:type="line" svg:x1="4.339cm" svg:y1="12.007cm" svg:x2="4.339cm" svg:y2="13.276cm" draw:start-shape="id3" draw:start-glue-point="2" draw:end-shape="id4" draw:end-glue-point="0" svg:d="M4339 12007v1269" svg:viewBox="0 0 1 1270">
          <text:p text:style-name="P1"><text:span text:style-name="T2"/></text:p>
        </draw:connector>
        <draw:connector draw:style-name="gr7" draw:text-style-name="P7" draw:layer="layout" draw:type="line" svg:x1="4.339cm" svg:y1="15.957cm" svg:x2="4.339cm" svg:y2="17.276cm" draw:start-shape="id4" draw:start-glue-point="2" draw:end-shape="id5" draw:end-glue-point="0" svg:d="M4339 15957v1319" svg:viewBox="0 0 1 1320">
          <text:p text:style-name="P1"><text:span text:style-name="T2"/></text:p>
        </draw:connector>
        <draw:connector draw:style-name="gr8" draw:text-style-name="P7" draw:layer="layout" draw:type="line" svg:x1="17.239cm" svg:y1="15.957cm" svg:x2="17.239cm" svg:y2="17.276cm" draw:start-shape="id2" draw:start-glue-point="2" draw:end-shape="id6" draw:end-glue-point="0" svg:d="M17239 15957v1319" svg:viewBox="0 0 1 1320">
          <text:p text:style-name="P1"><text:span text:style-name="T2"/></text:p>
        </draw:connector>
        <draw:frame draw:style-name="gr9" draw:text-style-name="P9" draw:layer="layout" svg:width="1.979cm" svg:height="0.839cm" svg:x="7.885cm" svg:y="2.157cm">
          <draw:text-box>
            <text:p text:style-name="P8"><text:span text:style-name="T2">Signif.</text:span></text:p>
          </draw:text-box>
        </draw:frame>
        <draw:frame draw:style-name="gr9" draw:text-style-name="P9" draw:layer="layout" svg:width="1.234cm" svg:height="0.839cm" svg:x="15.586cm" svg:y="2.157cm">
          <draw:text-box>
            <text:p text:style-name="P8"><text:span text:style-name="T2">NS</text:span></text:p>
          </draw:text-box>
        </draw:frame>
        <draw:custom-shape draw:style-name="gr3" draw:text-style-name="P4" xml:id="id7" draw:id="id7" draw:layer="layout" svg:width="4.631cm" svg:height="2.681cm" svg:x="6.924cm" svg:y="9.326cm">
          <text:p text:style-name="P1"><text:span text:style-name="T1">Combine predictors into one vari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4.631cm" svg:height="2.681cm" svg:x="6.924cm" svg:y="13.276cm">
          <text:p text:style-name="P1"><text:span text:style-name="T1">Multivariate post-hocs of all combin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4.631cm" svg:height="2.681cm" svg:x="6.924cm" svg:y="17.276cm">
          <text:p text:style-name="P1"><text:span text:style-name="T1">Univariate post-hocs of all combination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9.239cm" svg:y1="12.007cm" svg:x2="9.239cm" svg:y2="13.276cm" draw:start-shape="id7" draw:start-glue-point="2" draw:end-shape="id8" draw:end-glue-point="0" svg:d="M9239 12007v1269" svg:viewBox="0 0 1 1270">
          <text:p text:style-name="P1"><text:span text:style-name="T2"/></text:p>
        </draw:connector>
        <draw:connector draw:style-name="gr7" draw:text-style-name="P7" draw:layer="layout" draw:type="line" svg:x1="9.239cm" svg:y1="15.957cm" svg:x2="9.239cm" svg:y2="17.276cm" draw:start-shape="id8" draw:start-glue-point="2" draw:end-shape="id9" draw:end-glue-point="0" svg:d="M9239 15957v1319" svg:viewBox="0 0 1 1320">
          <text:p text:style-name="P1"><text:span text:style-name="T2"/></text:p>
        </draw:connector>
        <draw:connector draw:style-name="gr10" draw:text-style-name="P7" draw:layer="layout" draw:type="line" svg:x1="6.739cm" svg:y1="8.007cm" svg:x2="4.339cm" svg:y2="9.326cm" draw:start-shape="id10" draw:start-glue-point="2" draw:end-shape="id3" draw:end-glue-point="0" svg:d="M6739 8007l-2400 1319" svg:viewBox="0 0 2401 1320">
          <text:p text:style-name="P1"><text:span text:style-name="T2"/></text:p>
        </draw:connector>
        <draw:connector draw:style-name="gr11" draw:text-style-name="P7" draw:layer="layout" draw:type="line" svg:x1="6.739cm" svg:y1="8.007cm" svg:x2="9.239cm" svg:y2="9.326cm" draw:start-shape="id10" draw:start-glue-point="2" draw:end-shape="id7" draw:end-glue-point="0" svg:d="M6739 8007l2500 1319" svg:viewBox="0 0 2501 1320">
          <text:p text:style-name="P1"><text:span text:style-name="T2"/></text:p>
        </draw:connector>
        <draw:frame draw:style-name="gr9" draw:text-style-name="P9" draw:layer="layout" svg:width="1.535cm" svg:height="0.839cm" svg:x="2.886cm" svg:y="8.057cm">
          <draw:text-box>
            <text:p text:style-name="P8"><text:span text:style-name="T2">Split</text:span></text:p>
          </draw:text-box>
        </draw:frame>
        <draw:frame draw:style-name="gr9" draw:text-style-name="P9" draw:layer="layout" svg:width="2.627cm" svg:height="0.839cm" svg:x="8.486cm" svg:y="8.057cm">
          <draw:text-box>
            <text:p text:style-name="P8"><text:span text:style-name="T2">Combine</text:span></text:p>
          </draw:text-box>
        </draw:frame>
        <draw:connector draw:style-name="gr12" draw:text-style-name="P10" draw:layer="layout" svg:x1="10.624cm" svg:y1="3.166cm" svg:x2="6.739cm" svg:y2="5.326cm" draw:start-shape="id1" draw:start-glue-point="3" draw:end-shape="id10" draw:end-glue-point="0" svg:d="M10624 3166h-3885v2160" svg:viewBox="0 0 3886 216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ill Kristan</meta:initial-creator>
    <meta:creation-date>2022-10-22T15:16:13.410110794</meta:creation-date>
    <dc:date>2022-10-22T15:36:51.348489351</dc:date>
    <dc:creator>Bill Kristan</dc:creator>
    <meta:editing-duration>PT17S</meta:editing-duration>
    <meta:editing-cycles>1</meta:editing-cycles>
    <meta:document-statistic meta:object-count="23"/>
    <meta:generator>LibreOffice/7.3.6.2$Linux_X86_64 LibreOffice_project/30$Build-2</meta:generator>
  </office:meta>
</office:document-meta>
</file>